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8b39"/>
    </style:style>
    <style:style style:name="P2" style:family="paragraph" style:parent-style-name="Standard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officeooo:rsid="000de872" officeooo:paragraph-rsid="000b8b39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2pt" fo:font-weight="normal" officeooo:rsid="000b8b39" officeooo:paragraph-rsid="000b8b3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e7b4" officeooo:paragraph-rsid="0013e7b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83c1" officeooo:paragraph-rsid="001583c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b8b39" officeooo:paragraph-rsid="000b8b39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1583c1" officeooo:paragraph-rsid="001583c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use-window-font-color="true" fo:font-size="14pt" fo:font-weight="normal" officeooo:rsid="00118193" officeooo:paragraph-rsid="0011819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fo:font-size="12pt" fo:font-weight="normal" officeooo:rsid="000eee0c" officeooo:paragraph-rsid="000eee0c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fo:font-size="12pt" fo:font-weight="normal" officeooo:rsid="000d8544" officeooo:paragraph-rsid="000d854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fo:font-size="12pt" fo:font-weight="normal" officeooo:rsid="000fc595" officeooo:paragraph-rsid="000fc59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0d854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1172a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172a0" officeooo:paragraph-rsid="001172a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28f94" officeooo:paragraph-rsid="00128f9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d8544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fc595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fo:font-size="12pt" fo:font-weight="bold" officeooo:rsid="000d8544" officeooo:paragraph-rsid="000d8544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fo:font-size="12pt" fo:font-weight="bold" officeooo:rsid="000d8544" officeooo:paragraph-rsid="00118193" style:font-size-asian="12pt" style:font-weight-asian="bold" style:font-size-complex="12pt" style:font-weight-complex="bold"/>
    </style:style>
    <style:style style:name="P24" style:family="paragraph" style:parent-style-name="Standard">
      <style:text-properties style:use-window-font-color="true" fo:font-size="12pt" style:text-underline-style="none" fo:font-weight="bold" officeooo:rsid="000d8544" officeooo:paragraph-rsid="000d8544" style:font-size-asian="12pt" style:font-weight-asian="bold" style:font-size-complex="12pt" style:font-weight-complex="bold"/>
    </style:style>
    <style:style style:name="P25" style:family="paragraph" style:parent-style-name="Standard">
      <style:text-properties style:use-window-font-color="true" fo:font-size="12pt" style:text-underline-style="none" fo:font-weight="normal" officeooo:rsid="000eee0c" officeooo:paragraph-rsid="000eee0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fo:font-size="12pt" style:text-underline-style="none" fo:font-weight="normal" officeooo:rsid="000eee0c" officeooo:paragraph-rsid="0011819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fo:font-size="12pt" style:text-underline-style="none" fo:font-weight="normal" officeooo:rsid="000fc595" officeooo:paragraph-rsid="000fc59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normal" officeooo:rsid="000d8544" officeooo:paragraph-rsid="000d8544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use-window-font-color="true"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9pt" fo:font-style="italic" style:text-underline-style="none" fo:font-weight="normal" officeooo:rsid="000de872" officeooo:paragraph-rsid="000de872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Standard">
      <style:text-properties officeooo:paragraph-rsid="000eee0c"/>
    </style:style>
    <style:style style:name="P33" style:family="paragraph" style:parent-style-name="Standard">
      <style:text-properties officeooo:paragraph-rsid="00118193"/>
    </style:style>
    <style:style style:name="P34" style:family="paragraph" style:parent-style-name="Standard">
      <style:text-properties fo:font-weight="bold" officeooo:rsid="000b8b39" officeooo:paragraph-rsid="000b8b39" style:font-weight-asian="bold" style:font-weight-complex="bold"/>
    </style:style>
    <style:style style:name="P35" style:family="paragraph" style:parent-style-name="Standard" style:list-style-name="L1">
      <style:text-properties officeooo:paragraph-rsid="000b8b39"/>
    </style:style>
    <style:style style:name="P36" style:family="paragraph" style:parent-style-name="Standard" style:list-style-name="L1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9pt" fo:font-style="italic" style:text-underline-style="solid" style:text-underline-width="auto" style:text-underline-color="font-color" fo:font-weight="normal" officeooo:rsid="000de872" officeooo:paragraph-rsid="000de872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Standard" style:list-style-name="L2">
      <style:text-properties officeooo:paragraph-rsid="000eee0c"/>
    </style:style>
    <style:style style:name="P39" style:family="paragraph" style:parent-style-name="Standard" style:list-style-name="L2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text-properties style:use-window-font-color="true" fo:font-size="14pt" fo:font-weight="normal" officeooo:rsid="000d8544" officeooo:paragraph-rsid="000d8544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use-window-font-color="true" fo:font-size="12pt" style:text-underline-style="none" fo:font-weight="normal" officeooo:rsid="000fc595" officeooo:paragraph-rsid="000fc595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fo:font-size="12pt" style:text-underline-style="none" fo:font-weight="normal" officeooo:rsid="000d8544" officeooo:paragraph-rsid="000d8544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fo:font-size="12pt" fo:font-weight="normal" officeooo:rsid="000d8544" officeooo:paragraph-rsid="000d8544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172a0" officeooo:paragraph-rsid="00128f9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0pt" fo:font-weight="normal" officeooo:rsid="000d8544" officeooo:paragraph-rsid="000b8b39" style:font-size-asian="8.75pt" style:font-weight-asian="normal" style:font-size-complex="10pt" style:font-weight-complex="normal"/>
    </style:style>
    <style:style style:name="P47" style:family="paragraph" style:parent-style-name="Standard" style:list-style-name="L3">
      <style:text-properties fo:font-size="12pt" fo:font-weight="normal" officeooo:rsid="000de872" officeooo:paragraph-rsid="000de872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3e7b4" officeooo:paragraph-rsid="0013e7b4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text-properties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T1" style:family="text">
      <style:text-properties fo:color="#5983b0" fo:font-size="18pt" fo:font-weight="bold" officeooo:rsid="000b8b39" style:font-size-asian="18pt" style:font-weight-asian="bold" style:font-size-complex="18pt" style:font-weight-complex="bold"/>
    </style:style>
    <style:style style:name="T2" style:family="text">
      <style:text-properties fo:font-size="12pt" fo:font-weight="normal" officeooo:rsid="000b8b39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0b8b39" style:font-size-asian="10.5pt" style:font-weight-asian="bold" style:font-size-complex="12pt" style:font-weight-complex="bold"/>
    </style:style>
    <style:style style:name="T4" style:family="text">
      <style:text-properties fo:font-size="18pt" fo:font-weight="bold" officeooo:rsid="000b8b39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9bc4e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c595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fc595" style:font-weight-asian="normal" style:font-weight-complex="normal"/>
    </style:style>
    <style:style style:name="T11" style:family="text">
      <style:text-properties style:text-underline-style="none" fo:font-weight="normal" officeooo:rsid="00118193" style:font-weight-asian="normal" style:font-weight-complex="normal"/>
    </style:style>
    <style:style style:name="T12" style:family="text">
      <style:text-properties style:text-underline-style="none" officeooo:rsid="000de872"/>
    </style:style>
    <style:style style:name="T13" style:family="text">
      <style:text-properties style:text-underline-style="none" officeooo:rsid="000fc595"/>
    </style:style>
    <style:style style:name="T14" style:family="text">
      <style:text-properties style:text-underline-style="none" officeooo:rsid="001172a0"/>
    </style:style>
    <style:style style:name="T15" style:family="text">
      <style:text-properties officeooo:rsid="000de872"/>
    </style:style>
    <style:style style:name="T16" style:family="text">
      <style:text-properties fo:font-size="14pt" fo:font-weight="bold" officeooo:rsid="000b8b39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de872" style:font-size-asian="14pt" style:font-weight-asian="bold" style:font-size-complex="14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use-window-font-color="true" fo:font-size="12pt" style:text-underline-style="none" fo:font-weight="bold" officeooo:rsid="000d8544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style:text-underline-style="none" fo:font-weight="bold" officeooo:rsid="000eee0c" style:font-size-asian="12pt" style:font-weight-asian="bold" style:font-size-complex="12pt" style:font-weight-complex="bold"/>
    </style:style>
    <style:style style:name="T21" style:family="text">
      <style:text-properties style:use-window-font-color="true" fo:font-size="12pt" style:text-underline-style="none" fo:font-weight="normal" officeooo:rsid="000fc595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style:text-underline-style="none" fo:font-weight="normal" officeooo:rsid="000eee0c" style:font-size-asian="12pt" style:font-weight-asian="normal" style:font-size-complex="12pt" style:font-weight-complex="normal"/>
    </style:style>
    <style:style style:name="T23" style:family="text">
      <style:text-properties style:use-window-font-color="true" fo:font-size="12pt" style:text-underline-style="none" fo:font-weight="normal" officeooo:rsid="001172a0" style:font-size-asian="12pt" style:font-weight-asian="normal" style:font-size-complex="12pt" style:font-weight-complex="normal"/>
    </style:style>
    <style:style style:name="T24" style:family="text">
      <style:text-properties style:use-window-font-color="true" fo:font-size="12pt" style:text-underline-style="none" fo:font-weight="normal" officeooo:rsid="00118193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4pt" fo:font-weight="normal" officeooo:rsid="000eee0c" style:font-size-asian="14pt" style:font-weight-asian="normal" style:font-size-complex="14pt" style:font-weight-complex="normal"/>
    </style:style>
    <style:style style:name="T26" style:family="text">
      <style:text-properties style:use-window-font-color="true" fo:font-size="14pt" fo:font-weight="normal" officeooo:rsid="000fc595" style:font-size-asian="14pt" style:font-weight-asian="normal" style:font-size-complex="14pt" style:font-weight-complex="normal"/>
    </style:style>
    <style:style style:name="T27" style:family="text">
      <style:text-properties officeooo:rsid="000fc595"/>
    </style:style>
    <style:style style:name="T28" style:family="text">
      <style:text-properties officeooo:rsid="001172a0"/>
    </style:style>
    <style:style style:name="T29" style:family="text">
      <style:text-properties officeooo:rsid="00118193"/>
    </style:style>
    <style:style style:name="T30" style:family="text">
      <style:text-properties officeooo:rsid="00128f94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13e7b4" style:font-style-asian="normal" style:font-style-complex="normal"/>
    </style:style>
    <style:style style:name="T34" style:family="text">
      <style:text-properties officeooo:rsid="00184c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SZYNA W</text:span><text:span text:style-name="T5">eb</text:span><text:span text:style-name="T4"> NOTATKA</text:span></text:p>
      <text:p text:style-name="P34"/>
      <text:p text:style-name="P34"/>
      <text:p text:style-name="P34"/>
      <text:list xml:id="list486015046" text:style-name="L1">
        <text:list-item>
          <text:p text:style-name="P36">Opis</text:p>
        </text:list-item>
      </text:list>
      <text:p text:style-name="P2"/>
      <text:p text:style-name="P1"><text:span text:style-name="T2">Maszyna zrealizowana przy pomocy technologi </text:span><text:span text:style-name="T3">html</text:span><text:span text:style-name="T2">, </text:span><text:span text:style-name="T3">css</text:span><text:span text:style-name="T2">, </text:span><text:span text:style-name="T3">javascript</text:span><text:span text:style-name="T2">. Zrealizowana w formie strony internetowej (w stylu kalkulatora javascriptowego) <text:s/>sam frontend bez komunikacji z serwerem.</text:span></text:p>
      <text:p text:style-name="P2"/>
      <text:list xml:id="list170929842732000" text:continue-numbering="true" text:style-name="L1">
        <text:list-item>
          <text:p text:style-name="P35"><text:span text:style-name="T16">Komponenty </text:span><text:span text:style-name="T17">i Sygnały</text:span></text:p>
        </text:list-item>
      </text:list>
      <text:p text:style-name="P3"/>
      <text:p text:style-name="P31">Komponenty rozszerzające są oznaczone gwiazdką*.</text:p>
      <text:p text:style-name="P37">Rozkazy impulsowe są oznaczone podkreślnikiem.</text:p>
      <text:p text:style-name="P2"/>
      <text:list xml:id="list3822555571" text:style-name="L2">
        <text:list-item>
          <text:p text:style-name="P39">Jednostka Arytmetyczno Logiczna</text:p>
        </text:list-item>
      </text:list>
      <text:p text:style-name="P14">- <text:span text:style-name="T34">Rejsetr F (Rejestr Flag)</text:span></text:p>
      <text:p text:style-name="P14">- Rejestr AK (Akumulator)</text:p>
      <text:p text:style-name="P15">- Jednostka Arytmetyczno Logiczna (JAL)</text:p>
      <text:p text:style-name="P9"/>
      <text:p text:style-name="P22">Podstawa:</text:p>
      <text:p text:style-name="P20"><text:span text:style-name="T6">weak</text:span><text:span text:style-name="T9"> – </text:span><text:span text:style-name="T10">wpisuje wynik operacji JAL do rejestru AK</text:span></text:p>
      <text:p text:style-name="P21"><text:span text:style-name="T10">weja - <text:s/>wczytaj wejście do operacji JAL </text:span><text:span text:style-name="T11">z magistrali S</text:span></text:p>
      <text:p text:style-name="P27"/>
      <text:p text:style-name="P22"><text:span text:style-name="T6">dod – </text:span><text:span text:style-name="T7">operacja JAL wynik: AK + wejście</text:span></text:p>
      <text:p text:style-name="P23"><text:span text:style-name="T6">ode – </text:span><text:span text:style-name="T7">operacja JAL wynik: AK - wejście</text:span></text:p>
      <text:p text:style-name="P23"><text:span text:style-name="T6">przep – </text:span><text:span text:style-name="T7">operacja JAL wynik: wejście</text:span></text:p>
      <text:p text:style-name="P13"/>
      <text:p text:style-name="P13"/>
      <text:p text:style-name="P22">Inkrementacja/Dekrementacja*:</text:p>
      <text:p text:style-name="P17">iak<text:span text:style-name="T8"> - </text:span><text:span text:style-name="T12"><text:s/></text:span><text:span text:style-name="T14">AK = AK +1</text:span></text:p>
      <text:p text:style-name="P17">dak<text:span text:style-name="T8"> - <text:s/></text:span><text:span text:style-name="T14">AK = AK -1</text:span></text:p>
      <text:p text:style-name="P43"/>
      <text:p text:style-name="P45"><text:span text:style-name="T8"/></text:p>
      <text:p text:style-name="P43"/>
      <text:p text:style-name="P16"/>
      <text:p text:style-name="P24">Operacje Logiczne*:</text:p>
      <text:p text:style-name="P33"><text:span text:style-name="T22">neg -</text:span><text:span text:style-name="T23"> </text:span><text:span text:style-name="T21">operacja JAL wynik: </text:span><text:span text:style-name="T24">~</text:span><text:span text:style-name="T21">wejście</text:span></text:p>
      <text:p text:style-name="P26">lub - <text:span text:style-name="T27">operacja JAL wynik: <text:s/></text:span><text:span text:style-name="T28">AK</text:span><text:span text:style-name="T29">|</text:span><text:span text:style-name="T27">wejście</text:span></text:p>
      <text:p text:style-name="P26">i - <text:span text:style-name="T28"><text:s/></text:span><text:span text:style-name="T27">operacja JAL wynik: <text:s/></text:span><text:span text:style-name="T28">AK</text:span><text:span text:style-name="T29">&amp;</text:span><text:span text:style-name="T27">wejście</text:span></text:p>
      <text:p text:style-name="P25"/>
      <text:p text:style-name="P32"><text:span text:style-name="T20">Dodatkowe </text:span><text:span text:style-name="T19">Operacje </text:span><text:span text:style-name="T20">Matematyczne</text:span><text:span text:style-name="T19">*:</text:span></text:p>
      <text:p text:style-name="P26">mno -<text:span text:style-name="T28"> </text:span><text:span text:style-name="T27">operacja JAL wynik: </text:span><text:span text:style-name="T29">AK*</text:span><text:span text:style-name="T27">wejście</text:span></text:p>
      <text:p text:style-name="P26">dizel -<text:span text:style-name="T28"> </text:span><text:span text:style-name="T27">operacja JAL wynik: </text:span><text:span text:style-name="T29">AK/</text:span><text:span text:style-name="T27">wejście</text:span></text:p>
      <text:p text:style-name="P26">shr -<text:span text:style-name="T28"> </text:span><text:span text:style-name="T27">operacja JAL wynik: wejście</text:span><text:span text:style-name="T29">&gt;&gt;1</text:span></text:p>
      <text:p text:style-name="P25"/>
      <text:p text:style-name="P27">Przy wykonaniu sygnału <text:span text:style-name="T18">weak </text:span>zostanie zwrócony odpowiedni komunikat jeśli wykonane zostało kilka <text:s/>lub żadna operacja JAL.</text:p>
      <text:p text:style-name="P25"/>
      <text:p text:style-name="P25"/>
      <text:p text:style-name="P25"/>
      <text:p text:style-name="P25"><text:soft-page-break/></text:p>
      <text:p text:style-name="P9"/>
      <text:p text:style-name="P9"/>
      <text:p text:style-name="P9"/>
      <text:list xml:id="list170930409574154" text:continue-numbering="true" text:style-name="L2">
        <text:list-item>
          <text:p text:style-name="P40">Jednostka Sterująca</text:p>
        </text:list-item>
      </text:list>
      <text:p text:style-name="P11">Rejestr I</text:p>
      <text:p text:style-name="P28"><text:span text:style-name="T31">wei</text:span><text:span text:style-name="T32"> </text:span><text:span text:style-name="T33">wczytuje </text:span></text:p>
      <text:p text:style-name="P13">wyad</text:p>
      <text:p text:style-name="P19">stop</text:p>
      <text:p text:style-name="P9"/>
      <text:p text:style-name="P9"/>
      <text:p text:style-name="P9"/>
      <text:list xml:id="list170929838163178" text:continue-numbering="true" text:style-name="L2">
        <text:list-item>
          <text:p text:style-name="P40">Pamięć</text:p>
        </text:list-item>
      </text:list>
      <text:p text:style-name="P14">- Rejestr S</text:p>
      <text:p text:style-name="P14">- RejestrA</text:p>
      <text:p text:style-name="P14">- Pamięć</text:p>
      <text:p text:style-name="P10"/>
      <text:p text:style-name="P9"/>
      <text:p text:style-name="P9"/>
      <text:list xml:id="list170931436427260" text:continue-numbering="true" text:style-name="L2">
        <text:list-item>
          <text:p text:style-name="P40">Licznik Rozkazów</text:p>
        </text:list-item>
      </text:list>
      <text:p text:style-name="P9">- <text:span text:style-name="T30">Rejestr L</text:span></text:p>
      <text:p text:style-name="P9"/>
      <text:p text:style-name="P9"/>
      <text:p text:style-name="P9"/>
      <text:list xml:id="list170930625744934" text:continue-numbering="true" text:style-name="L2">
        <text:list-item>
          <text:p text:style-name="P40">Magistrala S</text:p>
        </text:list-item>
        <text:list-item>
          <text:p text:style-name="P40">Magistrala A</text:p>
        </text:list-item>
        <text:list-item>
          <text:p text:style-name="P40">Połączenie Magistratowe*</text:p>
        </text:list-item>
        <text:list-item>
          <text:p text:style-name="P38"><text:span text:style-name="T26">Obsługa</text:span><text:span text:style-name="T25"> Stosu*</text:span></text:p>
        </text:list-item>
      </text:list>
      <text:p text:style-name="P12">- <text:span text:style-name="T30">Rejestr WS</text:span></text:p>
      <text:p text:style-name="P12"/>
      <text:p text:style-name="P12"/>
      <text:list xml:id="list170930815163726" text:continue-numbering="true" text:style-name="L2">
        <text:list-item>
          <text:p text:style-name="P41">Rejestr X*</text:p>
        </text:list-item>
        <text:list-item>
          <text:p text:style-name="P41">Rejestr Y*</text:p>
          <text:p text:style-name="P41"/>
        </text:list-item>
      </text:list>
      <text:p text:style-name="P29"/>
      <text:p text:style-name="P46"/>
      <text:p text:style-name="P30"/>
      <text:list xml:id="list170929718305804" text:continue-list="list170929842732000" text:style-name="L1">
        <text:list-item>
          <text:p text:style-name="P36">Pisanie Rozkazów</text:p>
        </text:list-item>
      </text:list>
      <text:p text:style-name="P6"><text:tab/></text:p>
      <text:p text:style-name="P8"/>
      <text:p text:style-name="P2"/>
      <text:p text:style-name="P2"/>
      <text:p text:style-name="P2"/>
      <text:list xml:id="list170931424058592" text:continue-numbering="true" text:style-name="L1">
        <text:list-item>
          <text:p text:style-name="P36">Assembler</text:p>
        </text:list-item>
      </text:list>
      <text:p text:style-name="P2"/>
      <text:list xml:id="list170930375278633" text:continue-numbering="true" text:style-name="L1">
        <text:list-item>
          <text:p text:style-name="P36"><text:span text:style-name="T15">Elementy </text:span>UI <text:span text:style-name="T15">Maszyny</text:span></text:p>
        </text:list-item>
      </text:list>
      <text:p text:style-name="P7"/>
      <text:list xml:id="list3108866863" text:style-name="L3">
        <text:list-item>
          <text:p text:style-name="P47">Rejestr</text:p>
        </text:list-item>
      </text:list>
      <text:p text:style-name="P5"><text:soft-page-break/>Tryby Wyświetlania:</text:p>
      <text:p text:style-name="P5">-Dziesiętny Bez Znaku(Domyślny)</text:p>
      <text:p text:style-name="P5">-Dziesiętny Ze Znakiem</text:p>
      <text:p text:style-name="P5">-Binarny</text:p>
      <text:p text:style-name="P5">-Szesnastkowy</text:p>
      <text:p text:style-name="P5">-OPCode + Aragument</text:p>
      <text:p text:style-name="P5"/>
      <text:p text:style-name="P5"/>
      <text:p text:style-name="P5"/>
      <text:p text:style-name="P5"/>
      <text:list xml:id="list170931422993162" text:continue-numbering="true" text:style-name="L3">
        <text:list-item>
          <text:p text:style-name="P47">Pamięć</text:p>
        </text:list-item>
        <text:list-item>
          <text:p text:style-name="P47">Sygnał</text:p>
        </text:list-item>
        <text:list-item>
          <text:p text:style-name="P49">Połączenie</text:p>
        </text:list-item>
        <text:list-item>
          <text:p text:style-name="P49"/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5T10:56:28.333000000</meta:creation-date>
    <dc:date>2021-06-26T17:09:28.982000000</dc:date>
    <meta:editing-duration>PT23H54M48S</meta:editing-duration>
    <meta:editing-cycles>10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62" meta:word-count="245" meta:character-count="1537" meta:non-whitespace-character-count="1358"/>
  </office:meta>
</office:document-meta>
</file>